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 Medium" svg:font-family="'JetBrains Mono Medium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-1.799cm" fo:text-indent="0cm" style:auto-text-indent="false" style:page-number="auto" fo:background-color="transparent"/>
      <style:text-properties style:font-name="JetBrains Mono Medium" fo:font-size="26pt" style:font-size-asian="22.75pt" style:font-size-complex="26pt"/>
    </style:style>
    <style:style style:name="P2" style:family="paragraph" style:parent-style-name="Standard">
      <loext:graphic-properties draw:fill="none"/>
      <style:paragraph-properties fo:margin-left="0cm" fo:margin-right="-1.799cm" fo:text-indent="0cm" style:auto-text-indent="false" fo:background-color="transparent"/>
      <style:text-properties style:font-name="JetBrains Mono Medium" fo:font-size="26pt" style:font-size-asian="22.75pt" style:font-size-complex="26pt"/>
    </style:style>
    <style:style style:name="P3" style:family="paragraph" style:parent-style-name="Standard">
      <loext:graphic-properties draw:fill="none"/>
      <style:paragraph-properties fo:margin-left="0cm" fo:margin-right="-1.799cm" fo:text-indent="0cm" style:auto-text-indent="false" fo:background-color="transparent"/>
      <style:text-properties style:font-name="JetBrains Mono Medium" fo:font-size="16pt" officeooo:rsid="0016fa3a" officeooo:paragraph-rsid="0016fa3a" style:font-size-asian="14pt" style:font-size-complex="16pt"/>
    </style:style>
    <style:style style:name="P4" style:family="paragraph" style:parent-style-name="Standard">
      <loext:graphic-properties draw:fill="none"/>
      <style:paragraph-properties fo:margin-left="0cm" fo:margin-right="-1.799cm" fo:text-indent="0cm" style:auto-text-indent="false" fo:background-color="transparent"/>
      <style:text-properties style:font-name="JetBrains Mono Medium" fo:font-size="16pt" officeooo:rsid="0016fa3a" officeooo:paragraph-rsid="001787ad" style:font-size-asian="14pt" style:font-size-complex="16pt"/>
    </style:style>
    <style:style style:name="P5" style:family="paragraph" style:parent-style-name="Standard">
      <loext:graphic-properties draw:fill="none"/>
      <style:paragraph-properties fo:margin-left="0cm" fo:margin-right="-1.799cm" fo:text-indent="0cm" style:auto-text-indent="false" fo:background-color="transparent"/>
      <style:text-properties style:font-name="JetBrains Mono Medium" fo:font-size="16pt" officeooo:rsid="001787ad" officeooo:paragraph-rsid="001787ad" style:font-size-asian="14pt" style:font-size-complex="16pt"/>
    </style:style>
    <style:style style:name="P6" style:family="paragraph" style:parent-style-name="Standard">
      <loext:graphic-properties draw:fill="none"/>
      <style:paragraph-properties fo:margin-left="0cm" fo:margin-right="-1.799cm" fo:text-indent="0cm" style:auto-text-indent="false" fo:background-color="transparent"/>
      <style:text-properties style:font-name="JetBrains Mono Medium" fo:font-size="16pt" officeooo:rsid="0018b994" officeooo:paragraph-rsid="0018b994" style:font-size-asian="14pt" style:font-size-complex="16pt"/>
    </style:style>
    <style:style style:name="P7" style:family="paragraph" style:parent-style-name="Standard">
      <loext:graphic-properties draw:fill="none"/>
      <style:paragraph-properties fo:margin-left="0cm" fo:margin-right="-1.799cm" fo:text-indent="0cm" style:auto-text-indent="false" fo:background-color="transparent"/>
      <style:text-properties style:font-name="JetBrains Mono Medium" fo:font-size="16pt" officeooo:rsid="0018b994" officeooo:paragraph-rsid="0018b994" style:font-size-asian="16pt" style:font-size-complex="16pt"/>
    </style:style>
    <style:style style:name="P8" style:family="paragraph" style:parent-style-name="Standard">
      <loext:graphic-properties draw:fill="none"/>
      <style:paragraph-properties fo:margin-left="0cm" fo:margin-right="-1.799cm" fo:text-indent="0cm" style:auto-text-indent="false" fo:background-color="transparent"/>
      <style:text-properties style:font-name="JetBrains Mono Medium" fo:font-size="13pt" officeooo:rsid="0016fa3a" officeooo:paragraph-rsid="0016fa3a" style:font-size-asian="13pt" style:font-size-complex="13pt"/>
    </style:style>
    <style:style style:name="P9" style:family="paragraph" style:parent-style-name="Standard">
      <loext:graphic-properties draw:fill="none"/>
      <style:paragraph-properties fo:margin-left="0cm" fo:margin-right="-1.799cm" fo:text-indent="0cm" style:auto-text-indent="false" fo:background-color="transparent"/>
      <style:text-properties style:font-name="JetBrains Mono Medium" fo:font-size="13pt" officeooo:rsid="0018b994" officeooo:paragraph-rsid="0018b994" style:font-size-asian="13pt" style:font-size-complex="13pt"/>
    </style:style>
    <style:style style:name="P10" style:family="paragraph" style:parent-style-name="Standard">
      <loext:graphic-properties draw:fill="none"/>
      <style:paragraph-properties fo:margin-left="0cm" fo:margin-right="-1.799cm" fo:text-indent="0cm" style:auto-text-indent="false" fo:background-color="transparent"/>
      <style:text-properties style:font-name="JetBrains Mono Medium" fo:font-size="13pt" officeooo:rsid="0016fa3a" officeooo:paragraph-rsid="0016fa3a" style:font-size-asian="11.3500003814697pt" style:font-size-complex="13pt"/>
    </style:style>
    <style:style style:name="P11" style:family="paragraph" style:parent-style-name="Standard">
      <loext:graphic-properties draw:fill="none"/>
      <style:paragraph-properties fo:margin-left="0cm" fo:margin-right="-1.799cm" fo:text-indent="0cm" style:auto-text-indent="false" fo:background-color="transparent"/>
      <style:text-properties style:font-name="JetBrains Mono Medium" fo:font-size="13pt" officeooo:rsid="0016fa3a" officeooo:paragraph-rsid="001787ad" style:font-size-asian="11.3500003814697pt" style:font-size-complex="13pt"/>
    </style:style>
    <style:style style:name="P12" style:family="paragraph" style:parent-style-name="Standard">
      <loext:graphic-properties draw:fill="none"/>
      <style:paragraph-properties fo:margin-left="0cm" fo:margin-right="-1.799cm" fo:text-indent="0cm" style:auto-text-indent="false" fo:background-color="transparent"/>
      <style:text-properties style:font-name="JetBrains Mono Medium" fo:font-size="13pt" officeooo:rsid="001787ad" officeooo:paragraph-rsid="001787ad" style:font-size-asian="11.3500003814697pt" style:font-size-complex="13pt"/>
    </style:style>
    <style:style style:name="P13" style:family="paragraph" style:parent-style-name="Standard">
      <loext:graphic-properties draw:fill="none"/>
      <style:paragraph-properties fo:margin-left="0cm" fo:margin-right="-1.799cm" fo:text-indent="0cm" style:auto-text-indent="false" fo:background-color="transparent"/>
      <style:text-properties style:font-name="JetBrains Mono Medium" fo:font-size="13pt" officeooo:rsid="0018b994" officeooo:paragraph-rsid="0018b994" style:font-size-asian="11.3500003814697pt" style:font-size-complex="13pt"/>
    </style:style>
    <style:style style:name="P14" style:family="paragraph" style:parent-style-name="Standard">
      <loext:graphic-properties draw:fill="none"/>
      <style:paragraph-properties fo:margin-left="0cm" fo:margin-right="-1.799cm" fo:text-indent="0cm" style:auto-text-indent="false" fo:background-color="transparent"/>
      <style:text-properties style:font-name="JetBrains Mono Medium" fo:font-size="9pt" officeooo:rsid="0018b994" officeooo:paragraph-rsid="0018b994" style:font-size-asian="9pt" style:font-size-complex="9pt"/>
    </style:style>
    <style:style style:name="P15" style:family="paragraph" style:parent-style-name="Standard">
      <loext:graphic-properties draw:fill="none"/>
      <style:paragraph-properties fo:margin-left="0cm" fo:margin-right="-1.799cm" fo:text-indent="0cm" style:auto-text-indent="false" fo:background-color="transparent"/>
      <style:text-properties style:font-name="JetBrains Mono Medium" fo:font-size="9pt" officeooo:rsid="0018b994" officeooo:paragraph-rsid="0018c953" style:font-size-asian="9pt" style:font-size-complex="9pt"/>
    </style:style>
    <style:style style:name="P16" style:family="paragraph" style:parent-style-name="Standard">
      <loext:graphic-properties draw:fill="none"/>
      <style:paragraph-properties fo:margin-left="0cm" fo:margin-right="-1.799cm" fo:text-indent="0cm" style:auto-text-indent="false" fo:break-before="page" fo:background-color="transparent"/>
      <style:text-properties style:font-name="JetBrains Mono Medium" fo:font-size="13pt" officeooo:rsid="0016fa3a" officeooo:paragraph-rsid="001787ad" style:font-size-asian="11.3500003814697pt" style:font-size-complex="13pt"/>
    </style:style>
    <style:style style:name="P17" style:family="paragraph" style:parent-style-name="Standard" style:master-page-name="">
      <loext:graphic-properties draw:fill="none"/>
      <style:paragraph-properties fo:margin-left="0cm" fo:margin-right="-1.799cm" fo:text-indent="0cm" style:auto-text-indent="false" style:page-number="auto" fo:background-color="transparent"/>
      <style:text-properties style:font-name="JetBrains Mono Medium" fo:font-size="9pt" officeooo:rsid="0018b994" officeooo:paragraph-rsid="0018c953" style:font-size-asian="9pt" style:font-size-complex="9pt"/>
    </style:style>
    <style:style style:name="P18" style:family="paragraph" style:parent-style-name="Standard">
      <loext:graphic-properties draw:fill="none"/>
      <style:paragraph-properties fo:margin-left="0cm" fo:margin-right="-2.101cm" fo:text-indent="0cm" style:auto-text-indent="false" fo:background-color="transparent"/>
      <style:text-properties style:font-name="JetBrains Mono Medium" fo:font-size="10pt" officeooo:rsid="0018b994" officeooo:paragraph-rsid="0018b994" style:font-size-asian="8.75pt" style:font-size-complex="10pt"/>
    </style:style>
    <style:style style:name="P19" style:family="paragraph" style:parent-style-name="Standard">
      <loext:graphic-properties draw:fill="none"/>
      <style:paragraph-properties fo:margin-left="0cm" fo:margin-right="-2.101cm" fo:text-indent="0cm" style:auto-text-indent="false" fo:background-color="transparent"/>
      <style:text-properties style:font-name="JetBrains Mono Medium" fo:font-size="16pt" officeooo:rsid="0018b994" officeooo:paragraph-rsid="0018b994" style:font-size-asian="14pt" style:font-size-complex="16pt"/>
    </style:style>
    <style:style style:name="P20" style:family="paragraph" style:parent-style-name="Standard">
      <loext:graphic-properties draw:fill="none"/>
      <style:paragraph-properties fo:margin-left="0cm" fo:margin-right="-2.101cm" fo:text-indent="0cm" style:auto-text-indent="false" fo:background-color="transparent"/>
      <style:text-properties style:font-name="JetBrains Mono Medium" fo:font-size="16pt" officeooo:rsid="0018c953" officeooo:paragraph-rsid="0018c953" style:font-size-asian="14pt" style:font-size-complex="16pt"/>
    </style:style>
    <style:style style:name="P21" style:family="paragraph" style:parent-style-name="Standard">
      <loext:graphic-properties draw:fill="none"/>
      <style:paragraph-properties fo:margin-left="0cm" fo:margin-right="-2.101cm" fo:text-indent="0cm" style:auto-text-indent="false" fo:background-color="transparent"/>
      <style:text-properties style:font-name="JetBrains Mono Medium" fo:font-size="8pt" officeooo:rsid="0018b994" officeooo:paragraph-rsid="0018b994" style:font-size-asian="8pt" style:font-size-complex="8pt"/>
    </style:style>
    <style:style style:name="P22" style:family="paragraph" style:parent-style-name="Standard">
      <loext:graphic-properties draw:fill="none"/>
      <style:paragraph-properties fo:margin-left="0cm" fo:margin-right="-2.101cm" fo:text-indent="0cm" style:auto-text-indent="false" fo:background-color="transparent"/>
      <style:text-properties style:font-name="JetBrains Mono Medium" fo:font-size="13pt" officeooo:rsid="0018c953" officeooo:paragraph-rsid="0018c953" style:font-size-asian="11.3500003814697pt" style:font-size-complex="13pt"/>
    </style:style>
    <style:style style:name="P23" style:family="paragraph" style:parent-style-name="Standard">
      <loext:graphic-properties draw:fill="none"/>
      <style:paragraph-properties fo:margin-left="0cm" fo:margin-right="-2.101cm" fo:text-indent="0cm" style:auto-text-indent="false" fo:background-color="transparent"/>
      <style:text-properties style:font-name="JetBrains Mono Medium" fo:font-size="9pt" officeooo:rsid="0018b994" officeooo:paragraph-rsid="0018c953" style:font-size-asian="9pt" style:font-size-complex="9pt"/>
    </style:style>
    <style:style style:name="P24" style:family="paragraph" style:parent-style-name="Standard">
      <loext:graphic-properties draw:fill="none"/>
      <style:paragraph-properties fo:margin-left="0cm" fo:margin-right="-2.101cm" fo:text-indent="0cm" style:auto-text-indent="false" fo:background-color="transparent"/>
      <style:text-properties style:font-name="JetBrains Mono Medium" fo:font-size="9pt" officeooo:rsid="0018b994" officeooo:paragraph-rsid="0018b994" style:font-size-asian="7.84999990463257pt" style:font-size-complex="9pt"/>
    </style:style>
    <style:style style:name="P25" style:family="paragraph" style:parent-style-name="Standard">
      <loext:graphic-properties draw:fill="none"/>
      <style:paragraph-properties fo:margin-left="0cm" fo:margin-right="-2.101cm" fo:text-indent="0cm" style:auto-text-indent="false" fo:background-color="transparent"/>
      <style:text-properties style:font-name="JetBrains Mono Medium" fo:font-size="9pt" officeooo:rsid="001b82e6" officeooo:paragraph-rsid="001b82e6" style:font-size-asian="7.84999990463257pt" style:font-size-complex="9pt"/>
    </style:style>
    <style:style style:name="P26" style:family="paragraph" style:parent-style-name="Standard">
      <loext:graphic-properties draw:fill="none"/>
      <style:paragraph-properties fo:margin-left="0cm" fo:margin-right="-2.101cm" fo:text-indent="0cm" style:auto-text-indent="false" fo:background-color="transparent"/>
      <style:text-properties officeooo:paragraph-rsid="0018c953"/>
    </style:style>
    <style:style style:name="P27" style:family="paragraph" style:parent-style-name="Standard">
      <loext:graphic-properties draw:fill="none"/>
      <style:paragraph-properties fo:margin-left="0cm" fo:margin-right="-2.101cm" fo:text-indent="0cm" style:auto-text-indent="false" fo:background-color="transparent"/>
      <style:text-properties fo:font-size="13pt" officeooo:paragraph-rsid="0018c953" style:font-size-asian="11.3500003814697pt" style:font-size-complex="13pt"/>
    </style:style>
    <style:style style:name="P28" style:family="paragraph" style:parent-style-name="Standard">
      <loext:graphic-properties draw:fill="none"/>
      <style:paragraph-properties fo:margin-left="0cm" fo:margin-right="-2.101cm" fo:text-indent="0cm" style:auto-text-indent="false" fo:background-color="transparent"/>
      <style:text-properties fo:font-size="13pt" officeooo:rsid="0018c953" officeooo:paragraph-rsid="0018c953" style:font-size-asian="11.3500003814697pt" style:font-size-complex="13pt"/>
    </style:style>
    <style:style style:name="P29" style:family="paragraph" style:parent-style-name="Standard">
      <loext:graphic-properties draw:fill="none"/>
      <style:paragraph-properties fo:margin-left="0cm" fo:margin-right="-2.101cm" fo:text-indent="0cm" style:auto-text-indent="false" fo:background-color="transparent"/>
      <style:text-properties fo:font-size="13pt" officeooo:rsid="001aae78" officeooo:paragraph-rsid="001aae78" style:font-size-asian="11.3500003814697pt" style:font-size-complex="13pt"/>
    </style:style>
    <style:style style:name="P30" style:family="paragraph" style:parent-style-name="Standard">
      <loext:graphic-properties draw:fill="none"/>
      <style:paragraph-properties fo:margin-left="0cm" fo:margin-right="-2.101cm" fo:text-indent="0cm" style:auto-text-indent="false" fo:background-color="transparent"/>
      <style:text-properties fo:font-size="13pt" officeooo:rsid="001aae78" officeooo:paragraph-rsid="001b82e6" style:font-size-asian="11.3500003814697pt" style:font-size-complex="13pt"/>
    </style:style>
    <style:style style:name="P31" style:family="paragraph" style:parent-style-name="Standard">
      <loext:graphic-properties draw:fill="none"/>
      <style:paragraph-properties fo:margin-left="0cm" fo:margin-right="-2.101cm" fo:text-indent="0cm" style:auto-text-indent="false" fo:background-color="transparent"/>
      <style:text-properties fo:font-size="16pt" officeooo:rsid="0018c953" officeooo:paragraph-rsid="0018c953" style:font-size-asian="14pt" style:font-size-complex="16pt"/>
    </style:style>
    <style:style style:name="P32" style:family="paragraph" style:parent-style-name="Standard">
      <loext:graphic-properties draw:fill="none"/>
      <style:paragraph-properties fo:margin-left="0cm" fo:margin-right="-2.101cm" fo:text-indent="0cm" style:auto-text-indent="false" fo:background-color="transparent"/>
      <style:text-properties fo:font-size="16pt" officeooo:rsid="001aae78" officeooo:paragraph-rsid="001aae78" style:font-size-asian="14pt" style:font-size-complex="16pt"/>
    </style:style>
    <style:style style:name="P33" style:family="paragraph" style:parent-style-name="Standard">
      <loext:graphic-properties draw:fill="none"/>
      <style:paragraph-properties fo:margin-left="0cm" fo:margin-right="-2.101cm" fo:text-indent="0cm" style:auto-text-indent="false" fo:background-color="transparent"/>
      <style:text-properties fo:font-size="16pt" officeooo:rsid="001aae78" officeooo:paragraph-rsid="001b82e6" style:font-size-asian="14pt" style:font-size-complex="16pt"/>
    </style:style>
    <style:style style:name="P34" style:family="paragraph" style:parent-style-name="Standard">
      <loext:graphic-properties draw:fill="none"/>
      <style:paragraph-properties fo:margin-left="0cm" fo:margin-right="-2.101cm" fo:text-indent="0cm" style:auto-text-indent="false" fo:break-before="page" fo:background-color="transparent"/>
      <style:text-properties style:font-name="JetBrains Mono Medium" fo:font-size="26pt" officeooo:rsid="0018b994" officeooo:paragraph-rsid="0018b994" style:font-size-asian="22.75pt" style:font-size-complex="26pt"/>
    </style:style>
    <style:style style:name="P35" style:family="paragraph" style:parent-style-name="Standard" style:master-page-name="">
      <loext:graphic-properties draw:fill="none"/>
      <style:paragraph-properties fo:margin-left="0cm" fo:margin-right="-2.101cm" fo:text-indent="0cm" style:auto-text-indent="false" style:page-number="auto" fo:background-color="transparent"/>
      <style:text-properties style:font-name="JetBrains Mono Medium" fo:font-size="9pt" officeooo:rsid="0018b994" officeooo:paragraph-rsid="0018b994" style:font-size-asian="9pt" style:font-size-complex="9pt"/>
    </style:style>
    <style:style style:name="T1" style:family="text">
      <style:text-properties officeooo:rsid="0016fa3a"/>
    </style:style>
    <style:style style:name="T2" style:family="text">
      <style:text-properties fo:font-size="13pt" style:font-size-asian="11.3500003814697pt" style:font-size-complex="13pt"/>
    </style:style>
    <style:style style:name="T3" style:family="text">
      <style:text-properties officeooo:rsid="001787a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JetBrains Mono Medium"/>
    </style:style>
    <style:style style:name="T7" style:family="text">
      <style:text-properties style:font-name="JetBrains Mono Medium" fo:font-size="16pt" style:font-size-asian="14pt" style:font-size-complex="16pt"/>
    </style:style>
    <style:style style:name="T8" style:family="text">
      <style:text-properties style:font-name="JetBrains Mono Medium" fo:font-size="16pt" officeooo:rsid="0018c953" style:font-size-asian="14pt" style:font-size-complex="16pt"/>
    </style:style>
    <style:style style:name="T9" style:family="text">
      <style:text-properties style:font-name="JetBrains Mono Medium" fo:font-size="16pt" officeooo:rsid="001aae78" style:font-size-asian="14pt" style:font-size-complex="16pt"/>
    </style:style>
    <style:style style:name="T10" style:family="text">
      <style:text-properties style:font-name="JetBrains Mono Medium" officeooo:rsid="0018c953"/>
    </style:style>
    <style:style style:name="T11" style:family="text">
      <style:text-properties style:font-name="JetBrains Mono Medium" officeooo:rsid="001aae78"/>
    </style:style>
    <style:style style:name="T12" style:family="text">
      <style:text-properties style:font-name="JetBrains Mono Medium" fo:font-size="18pt" officeooo:rsid="001aae78" style:font-size-asian="18pt" style:font-size-complex="18pt"/>
    </style:style>
    <style:style style:name="T13" style:family="text">
      <style:text-properties style:font-name="JetBrains Mono Medium" fo:font-size="13pt" style:font-size-asian="11.3500003814697pt" style:font-size-complex="13pt"/>
    </style:style>
    <style:style style:name="T14" style:family="text">
      <style:text-properties style:font-name="JetBrains Mono Medium" officeooo:rsid="001b82e6"/>
    </style:style>
    <style:style style:name="T15" style:family="text">
      <style:text-properties officeooo:rsid="001b82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"/><text:span text:style-name="T1">ANZAL HUSAIN ABIDI 20BCS009</text:span></text:p>
      <text:p text:style-name="P2"><text:s text:c="9"/><text:span text:style-name="T1">DBMS ASSIGNMENT-2</text:span></text:p>
      <text:p text:style-name="P2"/>
      <text:p text:style-name="P3">EXERCISE-1: CREATE TABLES AS DESCRIBED.</text:p>
      <text:p text:style-name="P3"/>
      <text:p text:style-name="P3"/>
      <text:p text:style-name="P3">NAME: Client_Master</text:p>
      <text:p text:style-name="P3">DESC: info about clients</text:p>
      <text:p text:style-name="P3"/>
      <text:p text:style-name="P8">mysql&gt; use 20BCS009;</text:p>
      <text:p text:style-name="P10">mysql&gt; desc Client_Master;</text:p>
      <text:p text:style-name="P10">+----------+---------------+------+-----+---------+-------+</text:p>
      <text:p text:style-name="P10">| Field <text:s text:c="3"/>| Type <text:s text:c="9"/>| Null | Key | Default | Extra |</text:p>
      <text:p text:style-name="P10">+----------+---------------+------+-----+---------+-------+</text:p>
      <text:p text:style-name="P10">| ClientNo | varchar(6) <text:s text:c="3"/>| YES <text:s/>| <text:s text:c="4"/>| NULL <text:s text:c="3"/>| <text:s text:c="6"/>|</text:p>
      <text:p text:style-name="P10">| Name <text:s text:c="4"/>| varchar(20) <text:s text:c="2"/>| YES <text:s/>| <text:s text:c="4"/>| NULL <text:s text:c="3"/>| <text:s text:c="6"/>|</text:p>
      <text:p text:style-name="P10">| Address1 | varchar(30) <text:s text:c="2"/>| YES <text:s/>| <text:s text:c="4"/>| NULL <text:s text:c="3"/>| <text:s text:c="6"/>|</text:p>
      <text:p text:style-name="P10">| Adress2 <text:s/>| varchar(30) <text:s text:c="2"/>| YES <text:s/>| <text:s text:c="4"/>| NULL <text:s text:c="3"/>| <text:s text:c="6"/>|</text:p>
      <text:p text:style-name="P10">| City <text:s text:c="4"/>| varchar(15) <text:s text:c="2"/>| YES <text:s/>| <text:s text:c="4"/>| NULL <text:s text:c="3"/>| <text:s text:c="6"/>|</text:p>
      <text:p text:style-name="P10">| PinCode <text:s/>| int <text:s text:c="10"/>| YES <text:s/>| <text:s text:c="4"/>| NULL <text:s text:c="3"/>| <text:s text:c="6"/>|</text:p>
      <text:p text:style-name="P10">| State <text:s text:c="3"/>| varchar(15) <text:s text:c="2"/>| YES <text:s/>| <text:s text:c="4"/>| NULL <text:s text:c="3"/>| <text:s text:c="6"/>|</text:p>
      <text:p text:style-name="P10">| BalDue <text:s text:c="2"/>| decimal(10,2) | YES <text:s/>| <text:s text:c="4"/>| NULL <text:s text:c="3"/>| <text:s text:c="6"/>|</text:p>
      <text:p text:style-name="P10">+----------+---------------+------+-----+---------+-------+</text:p>
      <text:p text:style-name="P10"/>
      <text:p text:style-name="P4">NAME: <text:span text:style-name="T3">Product</text:span>_Master</text:p>
      <text:p text:style-name="P4">DESC: info about <text:span text:style-name="T3">product</text:span>s</text:p>
      <text:p text:style-name="P4"/>
      <text:p text:style-name="P11">mysql&gt; desc Product_Master;</text:p>
      <text:p text:style-name="P11">+---------------+-------------+------+-----+---------+-------+</text:p>
      <text:p text:style-name="P11">| Field <text:s text:c="8"/>| Type <text:s text:c="7"/>| Null | Key | Default | Extra |</text:p>
      <text:p text:style-name="P11">+---------------+-------------+------+-----+---------+-------+</text:p>
      <text:p text:style-name="P11">| ProductNo <text:s text:c="4"/>| varchar(6) <text:s/>| YES <text:s/>| <text:s text:c="4"/>| NULL <text:s text:c="3"/>| <text:s text:c="6"/>|</text:p>
      <text:p text:style-name="P11">| Description <text:s text:c="2"/>| varchar(15) | YES <text:s/>| <text:s text:c="4"/>| NULL <text:s text:c="3"/>| <text:s text:c="6"/>|</text:p>
      <text:p text:style-name="P11">| ProfitPercent | varchar(4) <text:s/>| YES <text:s/>| <text:s text:c="4"/>| NULL <text:s text:c="3"/>| <text:s text:c="6"/>|</text:p>
      <text:p text:style-name="P11">| UnitMeasure <text:s text:c="2"/>| varchar(10) | YES <text:s/>| <text:s text:c="4"/>| NULL <text:s text:c="3"/>| <text:s text:c="6"/>|</text:p>
      <text:p text:style-name="P11">| QtyOnHand <text:s text:c="4"/>| int <text:s text:c="8"/>| YES <text:s/>| <text:s text:c="4"/>| NULL <text:s text:c="3"/>| <text:s text:c="6"/>|</text:p>
      <text:p text:style-name="P11">| Tax <text:s text:c="10"/>| int <text:s text:c="8"/>| YES <text:s/>| <text:s text:c="4"/>| NULL <text:s text:c="3"/>| <text:s text:c="6"/>|</text:p>
      <text:p text:style-name="P11">| SellPrice <text:s text:c="4"/>| int <text:s text:c="8"/>| YES <text:s/>| <text:s text:c="4"/>| NULL <text:s text:c="3"/>| <text:s text:c="6"/>|</text:p>
      <text:p text:style-name="P11">| CostPrice <text:s text:c="4"/>| int <text:s text:c="8"/>| YES <text:s/>| <text:s text:c="4"/>| NULL <text:s text:c="3"/>| <text:s text:c="6"/>|</text:p>
      <text:p text:style-name="P11">+---------------+-------------+------+-----+---------+-------+</text:p>
      <text:p text:style-name="P16"/>
      <text:p text:style-name="P5">CREATION OF TABLES:</text:p>
      <text:p text:style-name="P5"/>
      <text:p text:style-name="P5">1: Client_Master</text:p>
      <text:p text:style-name="P5"/>
      <text:p text:style-name="P5"><text:span text:style-name="T2"><text:s text:c="4"/>CREATE TABLE Product_Master</text:span></text:p>
      <text:p text:style-name="P5"><text:span text:style-name="T2"><text:s text:c="4"/>(ProductNo varchar(6),</text:span></text:p>
      <text:p text:style-name="P5"><text:span text:style-name="T2"><text:s text:c="4"/>Description varchar(15),</text:span></text:p>
      <text:p text:style-name="P5"><text:span text:style-name="T2"><text:s text:c="4"/>ProfitPercent varchar(4),</text:span></text:p>
      <text:p text:style-name="P5"><text:span text:style-name="T2"><text:s text:c="4"/>UnitMeasure varchar(10),</text:span></text:p>
      <text:p text:style-name="P5"><text:span text:style-name="T2"><text:s text:c="4"/>QtyOnHand int(8),</text:span></text:p>
      <text:p text:style-name="P5"><text:span text:style-name="T2"><text:s text:c="4"/>Tax int(8),</text:span></text:p>
      <text:p text:style-name="P5"><text:span text:style-name="T2"><text:s text:c="4"/>SellPrice int(8),</text:span></text:p>
      <text:p text:style-name="P5"><text:span text:style-name="T2"><text:s text:c="4"/>CostPrice int(8));</text:span> </text:p>
      <text:p text:style-name="P5"/>
      <text:p text:style-name="P5"><text:span text:style-name="T2"><text:s text:c="4"/>insert into Client_Master</text:span></text:p>
      <text:p text:style-name="P5"><text:span text:style-name="T2"><text:s text:c="4"/>value('C0001','Ivan Bayross','Block 1','House No <text:s text:c="9"/>1','Mumbai',400001,'Maharashtra',15000);</text:span></text:p>
      <text:p text:style-name="P5"><text:span text:style-name="T2"/></text:p>
      <text:p text:style-name="P5"><text:span text:style-name="T2"><text:s text:c="4"/>insert into Client_Master</text:span></text:p>
      <text:p text:style-name="P5"><text:span text:style-name="T2"><text:s text:c="4"/>value('C0002','Mamta Mazumdar','Block 2','House No <text:s text:c="16"/>2','Madras',780001,'Tamil Nadu',0);</text:span></text:p>
      <text:p text:style-name="P5"><text:span text:style-name="T2"/></text:p>
      <text:p text:style-name="P5"><text:span text:style-name="T2"><text:s text:c="4"/>insert into Client_Master</text:span></text:p>
      <text:p text:style-name="P5"><text:span text:style-name="T2"><text:s text:c="4"/>value('C0003','Chhaya Bankar','Block 3','House No 3','Mumbai',400057,'Maharashtra',5000);</text:span></text:p>
      <text:p text:style-name="P5"><text:span text:style-name="T2"/></text:p>
      <text:p text:style-name="P5"><text:span text:style-name="T2"><text:s text:c="4"/>insert into Client_Master</text:span></text:p>
      <text:p text:style-name="P5"><text:span text:style-name="T2"><text:s text:c="4"/>value('C0004','Ashwini Joshi','Block 4','House No 4','Banglore',560001,'Karnataka',0);</text:span></text:p>
      <text:p text:style-name="P5"><text:span text:style-name="T2"/></text:p>
      <text:p text:style-name="P5"><text:span text:style-name="T2"><text:s text:c="4"/>insert into Client_Master</text:span></text:p>
      <text:p text:style-name="P5"><text:span text:style-name="T2"><text:s text:c="4"/>value('C0005','Hansei Colaco','Block 5','House No 5','Mumbai',400060,'Maharashtra',2000);</text:span></text:p>
      <text:p text:style-name="P5"><text:span text:style-name="T2"/></text:p>
      <text:p text:style-name="P5"><text:span text:style-name="T2"><text:s text:c="4"/>insert into Client_Master</text:span></text:p>
      <text:p text:style-name="P5"><text:span text:style-name="T2"><text:s text:c="4"/>value('C0006','Deepak Sharma','Block 6','House No <text:s/>6','Manglore',560050,'Karnataka',0);</text:span> <text:s/></text:p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2: CREATION OF Product_Master</text:p>
      <text:p text:style-name="P6"/>
      <text:p text:style-name="P9"><text:s text:c="3"/>CREATE TABLE Product_Master</text:p>
      <text:p text:style-name="P9"><text:s text:c="3"/>(ProductNo varchar(6),</text:p>
      <text:p text:style-name="P9"><text:s text:c="3"/>Description varchar(15),</text:p>
      <text:p text:style-name="P9"><text:s text:c="3"/>ProfitPercent varchar(4),</text:p>
      <text:p text:style-name="P9"><text:s text:c="3"/>UnitMeasure varchar(10),</text:p>
      <text:p text:style-name="P9"><text:s text:c="3"/>QtyOnHand int(8),</text:p>
      <text:p text:style-name="P9"><text:s text:c="3"/>Tax int(8),</text:p>
      <text:p text:style-name="P9"><text:s text:c="3"/>SellPrice int(8),</text:p>
      <text:p text:style-name="P9"><text:s text:c="3"/>CostPrice int(8));</text:p>
      <text:p text:style-name="P5"/>
      <text:p text:style-name="P12"><text:s text:c="3"/>insert into Product_Master</text:p>
      <text:p text:style-name="P12"><text:s text:c="3"/>value('P00001','T-Shirts',5,'Piece',200,50,350,250);</text:p>
      <text:p text:style-name="P12"/>
      <text:p text:style-name="P12"><text:s text:c="3"/>insert into Product_Master</text:p>
      <text:p text:style-name="P12"><text:s text:c="3"/>value('P03450','Shirts',6,'Piece',150,50,500,350);</text:p>
      <text:p text:style-name="P12"/>
      <text:p text:style-name="P12"><text:s text:c="3"/>insert into Product_Master</text:p>
      <text:p text:style-name="P12"><text:s text:c="3"/>value('P06734','Cotton Jeans',5,'Piece',100,20,600,450);</text:p>
      <text:p text:style-name="P12"/>
      <text:p text:style-name="P12"><text:s text:c="3"/>insert into Product_Master</text:p>
      <text:p text:style-name="P12"><text:s text:c="3"/>value('P07865','Jeans',5,'Piece',100,20,750,500);</text:p>
      <text:p text:style-name="P12"/>
      <text:p text:style-name="P12"><text:s text:c="3"/>insert into Product_Master</text:p>
      <text:p text:style-name="P12"><text:s text:c="3"/>value('P07868','Trousers',2,'Piece',150,50,850,550);</text:p>
      <text:p text:style-name="P12"/>
      <text:p text:style-name="P12"><text:s text:c="3"/>insert into Product_Master</text:p>
      <text:p text:style-name="P12"><text:s text:c="3"/>value('P07885','Pull Overs',2,'Piece',150,50,850,350);</text:p>
      <text:p text:style-name="P12"/>
      <text:p text:style-name="P12"><text:s text:c="3"/>insert into Product_Master</text:p>
      <text:p text:style-name="P12"><text:s text:c="3"/>value('P07868','Denim Shirts',4,'Piece',100,40,350,250);</text:p>
      <text:p text:style-name="P12"/>
      <text:p text:style-name="P12"><text:s text:c="3"/>insert into Product_Master</text:p>
      <text:p text:style-name="P12"><text:s text:c="3"/>value('P07868','Lycra Tops',5,'Piece',70,30,300,175);</text:p>
      <text:p text:style-name="P12"><text:s text:c="2"/></text:p>
      <text:p text:style-name="P12"><text:s text:c="3"/>insert into Product_Master</text:p>
      <text:p text:style-name="P12"><text:s text:c="3"/>value('P07868','Skirts',5,'Piece',75,30,450,300);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"><text:soft-page-break/>CLIENT MASTER :</text:p>
      <text:p text:style-name="P13"><text:s/></text:p>
      <text:p text:style-name="P14">mysql&gt; select * from Client_Master;</text:p>
      <text:p text:style-name="P14">+----------+----------------+----------+------------+----------+---------+-------------+----------+</text:p>
      <text:p text:style-name="P14">| ClientNo | Name <text:s text:c="10"/>| Address1 | Adress2 <text:s text:c="3"/>| City <text:s text:c="4"/>| PinCode | State <text:s text:c="6"/>| BalDue <text:s text:c="2"/>|</text:p>
      <text:p text:style-name="P14">+----------+----------------+----------+------------+----------+---------+-------------+----------+</text:p>
      <text:p text:style-name="P14">| C0001 <text:s text:c="3"/>| Ivan Bayross <text:s text:c="2"/>| Block 1 <text:s/>| House No 1 | Mumbai <text:s text:c="2"/>| <text:s/>400001 | Maharashtra | 15000.00 |</text:p>
      <text:p text:style-name="P14">| C0002 <text:s text:c="3"/>| Mamta Mazumdar | Block 2 <text:s/>| House No 2 | Madras <text:s text:c="2"/>| <text:s/>780001 | Tamil Nadu <text:s/>| <text:s text:c="4"/>0.00 |</text:p>
      <text:p text:style-name="P14">| C0003 <text:s text:c="3"/>| Chhaya Bankar <text:s/>| Block 3 <text:s/>| House No 3 | Mumbai <text:s text:c="2"/>| <text:s/>400057 | Maharashtra | <text:s/>5000.00 |</text:p>
      <text:p text:style-name="P14">| C0004 <text:s text:c="3"/>| Ashwini Joshi <text:s/>| Block 4 <text:s/>| House No 4 | Banglore | <text:s/>560001 | Karnataka <text:s text:c="2"/>| <text:s text:c="4"/>0.00 |</text:p>
      <text:p text:style-name="P14">| C0005 <text:s text:c="3"/>| Hansei Colaco <text:s/>| Block 5 <text:s/>| House No 5 | Mumbai <text:s text:c="2"/>| <text:s/>400060 | Maharashtra | <text:s/>2000.00 |</text:p>
      <text:p text:style-name="P14">| C0006 <text:s text:c="3"/>| Deepak Sharma <text:s/>| Block 6 <text:s/>| House No 6 | Manglore | <text:s/>560050 | Karnataka <text:s text:c="2"/>| <text:s text:c="4"/>0.00 |</text:p>
      <text:p text:style-name="P35">+----------+----------------+----------+------------+----------+---------+-------------+-----------</text:p>
      <text:p text:style-name="P18"/>
      <text:p text:style-name="P19">PRODUCT MASTER :</text:p>
      <text:p text:style-name="P21"/>
      <text:p text:style-name="P21">mysql&gt; select * from Product_Master;</text:p>
      <text:p text:style-name="P21">+-----------+--------------+---------------+-------------+-----------+------+-----------+-----------+</text:p>
      <text:p text:style-name="P21">| ProductNo | Description <text:s/>| ProfitPercent | UnitMeasure | QtyOnHand | Tax <text:s/>| SellPrice | CostPrice |</text:p>
      <text:p text:style-name="P21">+-----------+--------------+---------------+-------------+-----------+------+-----------+-----------+</text:p>
      <text:p text:style-name="P21">| P00001 <text:s text:c="3"/>| T-Shirts <text:s text:c="4"/>| 5 <text:s text:c="12"/>| Piece <text:s text:c="6"/>| <text:s text:c="6"/>200 | <text:s text:c="2"/>50 | <text:s text:c="6"/>350 | <text:s text:c="6"/>250 |</text:p>
      <text:p text:style-name="P21">| P03450 <text:s text:c="3"/>| Shirts <text:s text:c="6"/>| 6 <text:s text:c="12"/>| Piece <text:s text:c="6"/>| <text:s text:c="6"/>150 | <text:s text:c="2"/>50 | <text:s text:c="6"/>500 | <text:s text:c="6"/>350 |</text:p>
      <text:p text:style-name="P21">| P06734 <text:s text:c="3"/>| Cotton Jeans | 5 <text:s text:c="12"/>| Piece <text:s text:c="6"/>| <text:s text:c="6"/>100 | <text:s text:c="2"/>20 | <text:s text:c="6"/>600 | <text:s text:c="6"/>450 |</text:p>
      <text:p text:style-name="P21">| P07865 <text:s text:c="3"/>| Jeans <text:s text:c="7"/>| 5 <text:s text:c="12"/>| Piece <text:s text:c="6"/>| <text:s text:c="6"/>100 | <text:s text:c="2"/>20 | <text:s text:c="6"/>750 | <text:s text:c="6"/>500 |</text:p>
      <text:p text:style-name="P21">| P07868 <text:s text:c="3"/>| Trousers <text:s text:c="4"/>| 2 <text:s text:c="12"/>| Piece <text:s text:c="6"/>| <text:s text:c="6"/>150 | <text:s text:c="2"/>50 | <text:s text:c="6"/>850 | <text:s text:c="6"/>550 |</text:p>
      <text:p text:style-name="P21">| P07885 <text:s text:c="3"/>| Pull Overs <text:s text:c="2"/>| 2 <text:s text:c="12"/>| Piece <text:s text:c="6"/>| <text:s text:c="6"/>150 | <text:s text:c="2"/>50 | <text:s text:c="6"/>850 | <text:s text:c="6"/>350 |</text:p>
      <text:p text:style-name="P21">| P07868 <text:s text:c="3"/>| Denim Shirts | 4 <text:s text:c="12"/>| Piece <text:s text:c="6"/>| <text:s text:c="6"/>100 | <text:s text:c="2"/>40 | <text:s text:c="6"/>350 | <text:s text:c="6"/>250 |</text:p>
      <text:p text:style-name="P21">| P07868 <text:s text:c="3"/>| Lycra Tops <text:s text:c="2"/>| 5 <text:s text:c="12"/>| Piece <text:s text:c="6"/>| <text:s text:c="7"/>70 | <text:s text:c="2"/>30 | <text:s text:c="6"/>300 | <text:s text:c="6"/>175 |</text:p>
      <text:p text:style-name="P21">| P07868 <text:s text:c="3"/>| Skirts <text:s text:c="6"/>| 5 <text:s text:c="12"/>| Piece <text:s text:c="6"/>| <text:s text:c="7"/>75 | <text:s text:c="2"/>30 | <text:s text:c="6"/>450 | <text:s text:c="6"/>300 |</text:p>
      <text:p text:style-name="P18"><text:span text:style-name="T4">+-----------+--------------+---------------+-------------+-----------+------+-----------+----------</text:span>-+ <text:s text:c="2"/></text:p>
      <text:p text:style-name="P18"/>
      <text:p text:style-name="P18"/>
      <text:p text:style-name="P20"><text:s text:c="22"/><text:span text:style-name="T5"><text:s/></text:span></text:p>
      <text:p text:style-name="P20"><text:span text:style-name="T5"/></text:p>
      <text:p text:style-name="P20"><text:span text:style-name="T5"/></text:p>
      <text:p text:style-name="P20"><text:span text:style-name="T5"/></text:p>
      <text:p text:style-name="P20"><text:span text:style-name="T5"/></text:p>
      <text:p text:style-name="P20"><text:span text:style-name="T5"><text:s text:c="20"/>EXERCISE -3</text:span></text:p>
      <text:p text:style-name="P20"><text:s text:c="2"/></text:p>
      <text:p text:style-name="P20">a) NAME OF ALL CLIENTS:</text:p>
      <text:p text:style-name="P20"/>
      <text:p text:style-name="P22">mysql&gt; select Name from Client_Master;</text:p>
      <text:p text:style-name="P22">+----------------+</text:p>
      <text:p text:style-name="P22">| Name <text:s text:c="10"/>|</text:p>
      <text:p text:style-name="P22">+----------------+</text:p>
      <text:p text:style-name="P22">| Ivan Bayross <text:s text:c="2"/>|</text:p>
      <text:p text:style-name="P22">| Mamta Mazumdar |</text:p>
      <text:p text:style-name="P22">| Chhaya Bankar <text:s/>|</text:p>
      <text:p text:style-name="P22">| Ashwini Joshi <text:s/>|</text:p>
      <text:p text:style-name="P22">| Hansei Colaco <text:s/>|</text:p>
      <text:p text:style-name="P22">| Deepak Sharma <text:s/>|</text:p>
      <text:p text:style-name="P22">+----------------+</text:p>
      <text:p text:style-name="P18"><text:s text:c="4"/></text:p>
      <text:p text:style-name="P20"><text:soft-page-break/>b) RETREIVE THE ENTIRE CONTENTS OF Client_Master:</text:p>
      <text:p text:style-name="P20"/>
      <text:p text:style-name="P17">mysql&gt; select * from Client_Master;</text:p>
      <text:p text:style-name="P15">+----------+----------------+----------+------------+----------+---------+-------------+----------+</text:p>
      <text:p text:style-name="P15">| ClientNo | Name <text:s text:c="10"/>| Address1 | Adress2 <text:s text:c="3"/>| City <text:s text:c="4"/>| PinCode | State <text:s text:c="6"/>| BalDue <text:s text:c="2"/>|</text:p>
      <text:p text:style-name="P15">+----------+----------------+----------+------------+----------+---------+-------------+----------+</text:p>
      <text:p text:style-name="P15">| C0001 <text:s text:c="3"/>| Ivan Bayross <text:s text:c="2"/>| Block 1 <text:s/>| House No 1 | Mumbai <text:s text:c="2"/>| <text:s/>400001 | Maharashtra | 15000.00 |</text:p>
      <text:p text:style-name="P15">| C0002 <text:s text:c="3"/>| Mamta Mazumdar | Block 2 <text:s/>| House No 2 | Madras <text:s text:c="2"/>| <text:s/>780001 | Tamil Nadu <text:s/>| <text:s text:c="4"/>0.00 |</text:p>
      <text:p text:style-name="P15">| C0003 <text:s text:c="3"/>| Chhaya Bankar <text:s/>| Block 3 <text:s/>| House No 3 | Mumbai <text:s text:c="2"/>| <text:s/>400057 | Maharashtra | <text:s/>5000.00 |</text:p>
      <text:p text:style-name="P15">| C0004 <text:s text:c="3"/>| Ashwini Joshi <text:s/>| Block 4 <text:s/>| House No 4 | Banglore | <text:s/>560001 | Karnataka <text:s text:c="2"/>| <text:s text:c="4"/>0.00 |</text:p>
      <text:p text:style-name="P15">| C0005 <text:s text:c="3"/>| Hansei Colaco <text:s/>| Block 5 <text:s/>| House No 5 | Mumbai <text:s text:c="2"/>| <text:s/>400060 | Maharashtra | <text:s/>2000.00 |</text:p>
      <text:p text:style-name="P15">| C0006 <text:s text:c="3"/>| Deepak Sharma <text:s/>| Block 6 <text:s/>| House No 6 | Manglore | <text:s/>560050 | Karnataka <text:s text:c="2"/>| <text:s text:c="4"/>0.00 |</text:p>
      <text:p text:style-name="P23">+----------+----------------+----------+------------+----------+---------+-------------+----------- <text:s/></text:p>
      <text:p text:style-name="P23"><text:s text:c="2"/></text:p>
      <text:p text:style-name="P26"><text:span text:style-name="T8">c) RETREIVE NAME,CITY,STATE OF ALL Clients IN Client_Master:</text:span></text:p>
      <text:p text:style-name="P26"><text:span text:style-name="T8"/></text:p>
      <text:p text:style-name="P27"><text:span text:style-name="T10">mysql&gt; select Name,City,State from Client_Master;</text:span></text:p>
      <text:p text:style-name="P27"><text:span text:style-name="T10">+----------------+----------+-------------+</text:span></text:p>
      <text:p text:style-name="P27"><text:span text:style-name="T10">| Name <text:s text:c="10"/>| City <text:s text:c="4"/>| State <text:s text:c="6"/>|</text:span></text:p>
      <text:p text:style-name="P27"><text:span text:style-name="T10">+----------------+----------+-------------+</text:span></text:p>
      <text:p text:style-name="P27"><text:span text:style-name="T10">| Ivan Bayross <text:s text:c="2"/>| Mumbai <text:s text:c="2"/>| Maharashtra |</text:span></text:p>
      <text:p text:style-name="P27"><text:span text:style-name="T10">| Mamta Mazumdar | Madras <text:s text:c="2"/>| Tamil Nadu <text:s/>|</text:span></text:p>
      <text:p text:style-name="P27"><text:span text:style-name="T10">| Chhaya Bankar <text:s/>| Mumbai <text:s text:c="2"/>| Maharashtra |</text:span></text:p>
      <text:p text:style-name="P27"><text:span text:style-name="T10">| Ashwini Joshi <text:s/>| Banglore | Karnataka <text:s text:c="2"/>|</text:span></text:p>
      <text:p text:style-name="P27"><text:span text:style-name="T10">| Hansei Colaco <text:s/>| Mumbai <text:s text:c="2"/>| Maharashtra |</text:span></text:p>
      <text:p text:style-name="P27"><text:span text:style-name="T10">| Deepak Sharma <text:s/>| Manglore | Karnataka <text:s text:c="2"/>|</text:span></text:p>
      <text:p text:style-name="P27"><text:span text:style-name="T10">+----------------+----------+-------------+ </text:span></text:p>
      <text:p text:style-name="P27"><text:span text:style-name="T10"><text:s/></text:span></text:p>
      <text:p text:style-name="P28"><text:span text:style-name="T7"/></text:p>
      <text:p text:style-name="P28"><text:span text:style-name="T7"/></text:p>
      <text:p text:style-name="P28"><text:span text:style-name="T7"/></text:p>
      <text:p text:style-name="P28"><text:span text:style-name="T7"/></text:p>
      <text:p text:style-name="P28"><text:span text:style-name="T7">d) LIST THE VARIOUS PRODUCTS AVAILABLE IN Product_Master:</text:span></text:p>
      <text:p text:style-name="P28"><text:span text:style-name="T7"/></text:p>
      <text:p text:style-name="P28"><text:span text:style-name="T6">mysql&gt; select Description from Product_Master;</text:span></text:p>
      <text:p text:style-name="P28"><text:span text:style-name="T6">+--------------+</text:span></text:p>
      <text:p text:style-name="P28"><text:span text:style-name="T6">| Description <text:s/>|</text:span></text:p>
      <text:p text:style-name="P28"><text:span text:style-name="T6">+--------------+</text:span></text:p>
      <text:p text:style-name="P28"><text:span text:style-name="T6">| T-Shirts <text:s text:c="4"/>|</text:span></text:p>
      <text:p text:style-name="P28"><text:span text:style-name="T6">| Shirts <text:s text:c="6"/>|</text:span></text:p>
      <text:p text:style-name="P28"><text:span text:style-name="T6">| Cotton Jeans |</text:span></text:p>
      <text:p text:style-name="P28"><text:span text:style-name="T6">| Jeans <text:s text:c="7"/>|</text:span></text:p>
      <text:p text:style-name="P28"><text:span text:style-name="T6">| Trousers <text:s text:c="4"/>|</text:span></text:p>
      <text:p text:style-name="P28"><text:span text:style-name="T6">| Pull Overs <text:s text:c="2"/>|</text:span></text:p>
      <text:p text:style-name="P28"><text:span text:style-name="T6">| Denim Shirts |</text:span></text:p>
      <text:p text:style-name="P28"><text:span text:style-name="T6">| Lycra Tops <text:s text:c="2"/>|</text:span></text:p>
      <text:p text:style-name="P28"><text:span text:style-name="T6">| Skirts <text:s text:c="6"/>|</text:span></text:p>
      <text:p text:style-name="P28"><text:span text:style-name="T6">+--------------+</text:span></text:p>
      <text:p text:style-name="P28"><text:soft-page-break/><text:span text:style-name="T7"/></text:p>
      <text:p text:style-name="P28"><text:span text:style-name="T7">e) LIST ALL THE CLIENTS OF MUMB</text:span><text:span text:style-name="T9">AI:</text:span></text:p>
      <text:p text:style-name="P28"><text:span text:style-name="T9"/></text:p>
      <text:p text:style-name="P28"><text:span text:style-name="T11">mysql&gt; select Name from Client_Master where City = 'Mumbai';</text:span></text:p>
      <text:p text:style-name="P28"><text:span text:style-name="T11">+---------------+</text:span></text:p>
      <text:p text:style-name="P28"><text:span text:style-name="T11">| Name <text:s text:c="9"/>|</text:span></text:p>
      <text:p text:style-name="P28"><text:span text:style-name="T11">+---------------+</text:span></text:p>
      <text:p text:style-name="P28"><text:span text:style-name="T11">| Ivan Bayross <text:s/>|</text:span></text:p>
      <text:p text:style-name="P28"><text:span text:style-name="T11">| Chhaya Bankar |</text:span></text:p>
      <text:p text:style-name="P28"><text:span text:style-name="T11">| Hansei Colaco |</text:span></text:p>
      <text:p text:style-name="P28"><text:span text:style-name="T11">+---------------+ </text:span></text:p>
      <text:p text:style-name="P28"><text:span text:style-name="T11"><text:s text:c="2"/></text:span></text:p>
      <text:p text:style-name="P28"><text:span text:style-name="T11"><text:s text:c="11"/></text:span></text:p>
      <text:p text:style-name="P28"><text:span text:style-name="T11"><text:s text:c="24"/></text:span><text:span text:style-name="T12"><text:s text:c="2"/>EXERCISE-4</text:span></text:p>
      <text:p text:style-name="P31"><text:span text:style-name="T11"><text:s text:c="2"/></text:span></text:p>
      <text:p text:style-name="P32"><text:span text:style-name="T6">a) CHANGE CITY OF CLIENTNO ‘COOO5’ TO ‘BANGLORE’:</text:span></text:p>
      <text:p text:style-name="P32"><text:span text:style-name="T6"/></text:p>
      <text:p text:style-name="P32"><text:span text:style-name="T13"><text:s text:c="4"/>mysql&gt; update Client_Master </text:span></text:p>
      <text:p text:style-name="P32"><text:span text:style-name="T13"><text:s text:c="4"/>-&gt; set City = 'Banglore' </text:span></text:p>
      <text:p text:style-name="P32"><text:span text:style-name="T13"><text:s text:c="4"/>-&gt; where ClientNo ='C0005';</text:span></text:p>
      <text:p text:style-name="P32"><text:span text:style-name="T13"><text:s text:c="4"/>Query OK, 1 row affected (0.10 sec)</text:span></text:p>
      <text:p text:style-name="P32"><text:span text:style-name="T13"><text:s text:c="4"/>Rows matched: 1 <text:s/>Changed: 1 <text:s/>Warnings: 0</text:span><text:span text:style-name="T6"> </text:span></text:p>
      <text:p text:style-name="P32"><text:span text:style-name="T6"/></text:p>
      <text:p text:style-name="P32"><text:span text:style-name="T14">b</text:span><text:span text:style-name="T6">) CHANGE BALDUE OF CLIENTNO ‘COOO1’ TO Rs 1000:</text:span></text:p>
      <text:p text:style-name="P29"><text:span text:style-name="T6"/></text:p>
      <text:p text:style-name="P29"><text:span text:style-name="T6"><text:s text:c="4"/>mysql&gt; update Client_Master </text:span></text:p>
      <text:p text:style-name="P29"><text:span text:style-name="T6"><text:s text:c="4"/>-&gt; set BalDue = 1000 </text:span></text:p>
      <text:p text:style-name="P29"><text:span text:style-name="T6"><text:s text:c="4"/>-&gt; where ClientNo ='C0001';</text:span></text:p>
      <text:p text:style-name="P29"><text:span text:style-name="T6"><text:s text:c="4"/>Query OK, 1 row affected (0.10 sec)</text:span></text:p>
      <text:p text:style-name="P29"><text:span text:style-name="T6"><text:s text:c="4"/>Rows matched: 1 <text:s/>Changed: 1 <text:s/>Warnings: 0</text:span></text:p>
      <text:p text:style-name="P29"><text:span text:style-name="T6"/></text:p>
      <text:p text:style-name="P29"><text:span text:style-name="T6"/></text:p>
      <text:p text:style-name="P33"><text:span text:style-name="T14">C</text:span><text:span text:style-name="T6">) CHANGE </text:span><text:span text:style-name="T14">COSTPRICE</text:span><text:span text:style-name="T6"> OF ‘</text:span><text:span text:style-name="T14">TROUSERS</text:span><text:span text:style-name="T6">’ TO Rs </text:span><text:span text:style-name="T14">95</text:span><text:span text:style-name="T6">0:</text:span></text:p>
      <text:p text:style-name="P33"><text:span text:style-name="T6"/></text:p>
      <text:p text:style-name="P30"><text:span text:style-name="T6"><text:s text:c="4"/>mysql&gt; update Product_Master </text:span></text:p>
      <text:p text:style-name="P30"><text:span text:style-name="T6"><text:s text:c="4"/>-&gt; set <text:s/>CostPrice= 950 </text:span></text:p>
      <text:p text:style-name="P30"><text:span text:style-name="T6"><text:s text:c="4"/>-&gt; where <text:s/>Description='Trousers';</text:span></text:p>
      <text:p text:style-name="P30"><text:span text:style-name="T6"><text:s text:c="4"/>Query OK, 1 row affected (0.09 sec)</text:span></text:p>
      <text:p text:style-name="P30"><text:span text:style-name="T6"><text:s text:c="4"/>Rows matched: 1 <text:s/>Changed: 1 <text:s/>Warnings: 0</text:span></text:p>
      <text:p text:style-name="P34"><text:s text:c="2"/><text:span text:style-name="T15">CHANGED TABLES AFTER EXERCISE -4</text:span></text:p>
      <text:p text:style-name="P24"/>
      <text:p text:style-name="P24"/>
      <text:p text:style-name="P24"/>
      <text:p text:style-name="P24">mysql&gt; select * from Client_Master;</text:p>
      <text:p text:style-name="P24">+----------+----------------+----------+------------+----------+---------+-------------+---------+</text:p>
      <text:p text:style-name="P24">| ClientNo | Name <text:s text:c="10"/>| Address1 | Adress2 <text:s text:c="3"/>| City <text:s text:c="4"/>| PinCode | State <text:s text:c="6"/>| BalDue <text:s/>|</text:p>
      <text:p text:style-name="P24">+----------+----------------+----------+------------+----------+---------+-------------+---------+</text:p>
      <text:p text:style-name="P24">| C0001 <text:s text:c="3"/>| Ivan Bayross <text:s text:c="2"/>| Block 1 <text:s/>| House No 1 | Mumbai <text:s text:c="2"/>| <text:s/>400001 | Maharashtra | 1000.00 |</text:p>
      <text:p text:style-name="P24">| C0002 <text:s text:c="3"/>| Mamta Mazumdar | Block 2 <text:s/>| House No 2 | Madras <text:s text:c="2"/>| <text:s/>780001 | Tamil Nadu <text:s/>| <text:s text:c="3"/>0.00 |</text:p>
      <text:p text:style-name="P24">| C0003 <text:s text:c="3"/>| Chhaya Bankar <text:s/>| Block 3 <text:s/>| House No 3 | Mumbai <text:s text:c="2"/>| <text:s/>400057 | Maharashtra | 5000.00 |</text:p>
      <text:p text:style-name="P24">| C0004 <text:s text:c="3"/>| Ashwini Joshi <text:s/>| Block 4 <text:s/>| House No 4 | Banglore | <text:s/>560001 | Karnataka <text:s text:c="2"/>| <text:s text:c="3"/>0.00 |</text:p>
      <text:p text:style-name="P24">| C0005 <text:s text:c="3"/>| Hansei Colaco <text:s/>| Block 5 <text:s/>| House No 5 | Banglore | <text:s/>400060 | Maharashtra | 2000.00 |</text:p>
      <text:p text:style-name="P24">| C0006 <text:s text:c="3"/>| Deepak Sharma <text:s/>| Block 6 <text:s/>| House No 6 | Manglore | <text:s/>560050 | Karnataka <text:s text:c="2"/>| <text:s text:c="3"/>0.00 |</text:p>
      <text:p text:style-name="P24">+----------+----------------+----------+------------+----------+---------+-------------+---------+ </text:p>
      <text:p text:style-name="P24"/>
      <text:p text:style-name="P24"/>
      <text:p text:style-name="P24"/>
      <text:p text:style-name="P24"/>
      <text:p text:style-name="P25">mysql&gt; select * from Product_Master;</text:p>
      <text:p text:style-name="P25">+-----------+--------------+---------------+-------------+-----------+------+-----------+-----------+</text:p>
      <text:p text:style-name="P25">| ProductNo | Description <text:s/>| ProfitPercent | UnitMeasure | QtyOnHand | Tax <text:s/>| SellPrice | CostPrice |</text:p>
      <text:p text:style-name="P25">+-----------+--------------+---------------+-------------+-----------+------+-----------+-----------+</text:p>
      <text:p text:style-name="P25">| P00001 <text:s text:c="3"/>| T-Shirts <text:s text:c="4"/>| 5 <text:s text:c="12"/>| Piece <text:s text:c="6"/>| <text:s text:c="6"/>200 | <text:s text:c="2"/>50 | <text:s text:c="6"/>350 | <text:s text:c="6"/>250 |</text:p>
      <text:p text:style-name="P25">| P03450 <text:s text:c="3"/>| Shirts <text:s text:c="6"/>| 6 <text:s text:c="12"/>| Piece <text:s text:c="6"/>| <text:s text:c="6"/>150 | <text:s text:c="2"/>50 | <text:s text:c="6"/>500 | <text:s text:c="6"/>350 |</text:p>
      <text:p text:style-name="P25">| P06734 <text:s text:c="3"/>| Cotton Jeans | 5 <text:s text:c="12"/>| Piece <text:s text:c="6"/>| <text:s text:c="6"/>100 | <text:s text:c="2"/>20 | <text:s text:c="6"/>600 | <text:s text:c="6"/>450 |</text:p>
      <text:p text:style-name="P25">| P07865 <text:s text:c="3"/>| Jeans <text:s text:c="7"/>| 5 <text:s text:c="12"/>| Piece <text:s text:c="6"/>| <text:s text:c="6"/>100 | <text:s text:c="2"/>20 | <text:s text:c="6"/>750 | <text:s text:c="6"/>500 |</text:p>
      <text:p text:style-name="P25">| P07868 <text:s text:c="3"/>| Trousers <text:s text:c="4"/>| 2 <text:s text:c="12"/>| Piece <text:s text:c="6"/>| <text:s text:c="6"/>150 | <text:s text:c="2"/>50 | <text:s text:c="6"/>850 | <text:s text:c="6"/>950 |</text:p>
      <text:p text:style-name="P25">| P07885 <text:s text:c="3"/>| Pull Overs <text:s text:c="2"/>| 2 <text:s text:c="12"/>| Piece <text:s text:c="6"/>| <text:s text:c="6"/>150 | <text:s text:c="2"/>50 | <text:s text:c="6"/>850 | <text:s text:c="6"/>350 |</text:p>
      <text:p text:style-name="P25">| P07868 <text:s text:c="3"/>| Denim Shirts | 4 <text:s text:c="12"/>| Piece <text:s text:c="6"/>| <text:s text:c="6"/>100 | <text:s text:c="2"/>40 | <text:s text:c="6"/>350 | <text:s text:c="6"/>250 |</text:p>
      <text:p text:style-name="P25">| P07868 <text:s text:c="3"/>| Lycra Tops <text:s text:c="2"/>| 5 <text:s text:c="12"/>| Piece <text:s text:c="6"/>| <text:s text:c="7"/>70 | <text:s text:c="2"/>30 | <text:s text:c="6"/>300 | <text:s text:c="6"/>175 |</text:p>
      <text:p text:style-name="P25">| P07868 <text:s text:c="3"/>| Skirts <text:s text:c="6"/>| 5 <text:s text:c="12"/>| Piece <text:s text:c="6"/>| <text:s text:c="7"/>75 | <text:s text:c="2"/>30 | <text:s text:c="6"/>450 | <text:s text:c="6"/>300 |</text:p>
      <text:p text:style-name="P25">+-----------+--------------+---------------+-------------+-----------+------+-----------+-----------+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 Medium" svg:font-family="'JetBrains Mono Medium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261cm" fo:margin-bottom="0.531cm" fo:margin-left="0cm" fo:margin-right="0.2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7T15:57:10.147078027</meta:creation-date>
    <dc:date>2022-02-07T16:59:33.617542669</dc:date>
    <meta:editing-duration>PT1S</meta:editing-duration>
    <meta:editing-cycles>1</meta:editing-cycles>
    <meta:document-statistic meta:table-count="0" meta:image-count="0" meta:object-count="0" meta:page-count="7" meta:paragraph-count="228" meta:word-count="1686" meta:character-count="11692" meta:non-whitespace-character-count="8493"/>
    <meta:generator>LibreOffice/6.4.7.2$Linux_X86_64 LibreOffice_project/40$Build-2</meta:generator>
  </office:meta>
</office:document-meta>
</file>